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e55e" officeooo:paragraph-rsid="0028e55e" style:font-size-asian="12pt" style:font-weight-asian="normal" style:font-size-complex="12pt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Pets</text:h>
      <text:p text:style-name="P1"/>
      <text:section text:style-name="Sect1" text:name="Section1">
        <text:list xml:id="list1949540293" text:style-name="L1">
          <text:list-item>
            <text:p text:style-name="P2">Baby cow</text:p>
          </text:list-item>
          <text:list-item>
            <text:p text:style-name="P2">bunny</text:p>
          </text:list-item>
          <text:list-item>
            <text:p text:style-name="P2">chick</text:p>
          </text:list-item>
          <text:list-item>
            <text:p text:style-name="P2">Cockatoo</text:p>
          </text:list-item>
          <text:list-item>
            <text:p text:style-name="P2">goat kid</text:p>
          </text:list-item>
          <text:list-item>
            <text:p text:style-name="P2">golden fish</text:p>
          </text:list-item>
          <text:list-item>
            <text:p text:style-name="P2">guinea pig</text:p>
          </text:list-item>
          <text:list-item>
            <text:p text:style-name="P2">hamster</text:p>
          </text:list-item>
          <text:list-item>
            <text:p text:style-name="P2">kittens</text:p>
          </text:list-item>
          <text:list-item>
            <text:p text:style-name="P2">lamb</text:p>
          </text:list-item>
          <text:list-item>
            <text:p text:style-name="P2">lion cub</text:p>
          </text:list-item>
          <text:list-item>
            <text:p text:style-name="P2">macaw</text:p>
          </text:list-item>
          <text:list-item>
            <text:p text:style-name="P2">panda</text:p>
          </text:list-item>
          <text:list-item>
            <text:p text:style-name="P2">piglet</text:p>
          </text:list-item>
          <text:list-item>
            <text:p text:style-name="P2">puppy</text:p>
          </text:list-item>
          <text:list-item>
            <text:p text:style-name="P2">tiger cub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2T16:20:09.950000000</dc:date>
    <dc:creator>E G</dc:creator>
    <meta:editing-duration>PT1H40M34S</meta:editing-duration>
    <meta:editing-cycles>17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7" meta:word-count="39" meta:character-count="154" meta:non-whitespace-character-count="148"/>
    <meta:user-defined meta:name="DocumentEncoding">utf-8</meta:user-defined>
    <meta:user-defined meta:name="HTML" meta:value-type="boolean">true</meta:user-defined>
  </office:meta>
</office:document-meta>
</file>